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T1" style:family="text">
      <style:text-properties fo:font-variant="normal" fo:text-transform="none" fo:color="#222222" style:font-name="arial" fo:font-size="9.75pt" fo:letter-spacing="normal" fo:font-style="normal" fo:font-weight="normal"/>
    </style:style>
    <style:style style:name="T2" style:family="text">
      <style:text-properties fo:font-variant="normal" fo:text-transform="none" fo:color="#222222" fo:letter-spacing="normal"/>
    </style:style>
    <style:style style:name="T3" style:family="text">
      <style:text-properties fo:font-variant="normal" fo:text-transform="none" fo:color="#1155cc" style:font-name="arial"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 #2: Comments.</text:span><text:line-break/><text:line-break/><text:span text:style-name="T1">1. If I understood you correctly you model infected lung as 2D layer of cells with CD8 T cells having access only to the edge of the plaque growing in the lung. What experimental evidence do you have that this is a valid model? E.g., we know that blood/RBC in the lung has access to nearly all epithelial cells, so T cells could potentially have access to the middle of the plaque. Also, whether such a simple description of the lung is adequate for the physiologically relevant modeling is questionable. There is a very good example of the modeling done on recruitment of T cells to antigen-expressing DCs. Spatial (2D) modeling showed that secretion of chemokines by infected DCs will crow DC with irrelevant cells and thus will prevent T cell activation (Riggs et al. JTB 2008). More recent work showed that this result is an artifact of 2D modeling, and considering cell dynamics in 3D allowed efficient recruitment of antigen-specific T cells to infected DCs (Vroomans et al. PLoS CB</text:span><text:line-break/><text:span text:style-name="T1">2012). I think that your results could arise simply from inappropriately describing biology of the virus replication in the lung.</text:span></text:p>
      <text:p text:style-name="P1"><text:span text:style-name="T1"/></text:p>
      <text:p text:style-name="P1"><text:line-break/><text:line-break/><text:span text:style-name="T1">2. Cell recruitment into plaque could occur not only because of chemokines but simply because of change in vascular permeability of blood vessels/capillaries. I can imagine that at the site of rapid virus replication there is more cells coming in simply because of increased blood flow, not due to chemokines. Currently you consider that cell entering the lung has equal probability to access any place (which is incorrect, site of infection will be visited more often upon arrival from the blood). Please address.</text:span></text:p>
      <text:p text:style-name="P1"><text:line-break/></text:p>
      <text:p text:style-name="P1"><text:line-break/><text:span text:style-name="T1">3. You seem to ignore cell death in the middle of the plaque - in real situations (Paul Thomas work), plaques have viable virus/infected cells only on the boundary, not in the center. If majority of infected cells are in the border, then you don't have a problem, T cells should be able to control the virus sufficiently rapidly. Please address.</text:span><text:line-break/></text:p>
      <text:p text:style-name="P1"><text:line-break/><text:line-break/><text:span text:style-name="T1">4. You have no justification for the model (1), nor you have explanation of different terms and delays used. The fits of the model to data are very poor and you need to improve those.</text:span><text:line-break/><text:line-break/></text:p>
      <text:p text:style-name="P1"/>
      <text:p text:style-name="P1"><text:span text:style-name="T1">5. You simulation show viral growth in the lung (Figures 4 and 6). These are completely incompatible (too slow) with what has been measured in vivo. See work by Hulin Wu on the subject.</text:span><text:line-break/><text:line-break/><text:line-break/><text:line-break/><text:span text:style-name="T1">Reviewer #4:</text:span><text:line-break/><text:span text:style-name="T1">This paper investigates directional migration of T-cells towards infection foci</text:span><text:line-break/><text:span text:style-name="T1">in a 2D model representation of the lung.</text:span><text:line-break/><text:line-break/><text:span text:style-name="T1">My most important comment is that I noticed a large overlap between this</text:span><text:line-break/><text:span text:style-name="T1">paper and a previous publication by the same group (their ref. 63). In that</text:span><text:line-break/><text:span text:style-name="T1">previous publication a very similar model is used, the main difference being</text:span><text:line-break/><text:span text:style-name="T1">that there they "switch on and off" the chemokine sensing to quantify its</text:span><text:line-break/><text:span text:style-name="T1">effect. Specifically, the branching structure representing the lung vascular</text:span><text:line-break/><text:span text:style-name="T1">network, the 2D representation of the lung tissue, and even the chemokine-driven</text:span><text:line-break/><text:span text:style-name="T1">extravasation from the lung vascular network are all present in ref. 63 as well</text:span><text:line-break/><text:span text:style-name="T1">(for a quick check, compare Fig. 1 of ref. 63 with Fig. 1 of the present paper)</text:span><text:line-break/><text:span text:style-name="T1">and similar (though simpler) equations are used.</text:span><text:line-break/><text:line-break/><text:span text:style-name="T1">I find this worrying because the connection to ref. 63 is not mentioned anywhere</text:span><text:line-break/><text:span text:style-name="T1">and the reference is only given in a very marginal place (in Table 2, to warrant</text:span><text:line-break/><text:soft-page-break/><text:span text:style-name="T1">a certain parameter setting). This situation makes it impossible to judge the</text:span><text:line-break/><text:span text:style-name="T1">relative advance to that previous publication and hence to judge whether the</text:span><text:line-break/><text:span text:style-name="T1">work can be recommended for publication or not. Because ref. 63 is in a computer</text:span><text:line-break/><text:span text:style-name="T1">science conference proceedings, maybe the authors intend this to be the</text:span><text:line-break/><text:span text:style-name="T1">corresponding "journal version", but that seems unlikely given that the main</text:span><text:line-break/><text:span text:style-name="T1">results of ref. 63 are not included in the present paper. So my guess would be</text:span><text:line-break/><text:span text:style-name="T1">that publication of the journal version of ref. 63 is still underway, which</text:span><text:line-break/><text:span text:style-name="T1">should then have been mentioned in the cover letter.</text:span><text:line-break/><text:line-break/><text:span text:style-name="T1">Nevertheless, I do wish to mention at least a few concerns on the actual content</text:span><text:line-break/><text:span text:style-name="T1">of the paper.</text:span><text:line-break/><text:line-break/><text:span text:style-name="T1">- Even though this paper aims to model T cell migration in the lung, it seems</text:span><text:line-break/><text:span text:style-name="T2">  </text:span><text:span text:style-name="T1">unclear to me whether the current model can really say anything about that.</text:span><text:line-break/><text:span text:style-name="T2">  </text:span><text:span text:style-name="T1">Certainly the combination of a branching structure with a 2D monolayer is not</text:span><text:line-break/><text:span text:style-name="T2">  </text:span><text:span text:style-name="T1">the most natural way of representing the lung of an animal. However, no</text:span><text:line-break/><text:span text:style-name="T2">  </text:span><text:span text:style-name="T1">motivation or justification is given why the structure is as it is, and why</text:span><text:line-break/><text:span text:style-name="T2">  </text:span><text:span text:style-name="T1">the authors think this is an appropriate model of the lung. My guess would be</text:span><text:line-break/><text:span text:style-name="T2">  </text:span><text:span text:style-name="T1">that the 2D monolayer is incorporated simply because this enabled the group</text:span><text:line-break/><text:span text:style-name="T2">  </text:span><text:span text:style-name="T1">to use experimental data from previous in vitro experiments that did use such</text:span><text:line-break/><text:span text:style-name="T2">  </text:span><text:span text:style-name="T1">a monolayer of lung cells. Though this is a valid pragmatical reason, the fact</text:span><text:line-break/><text:span text:style-name="T2">  </text:span><text:span text:style-name="T1">that the real lung anatomy is substantially more complex would need to be</text:span><text:line-break/><text:span text:style-name="T2">  </text:span><text:span text:style-name="T1">taken into account when interpreting the results. For example, in the end they</text:span><text:line-break/><text:span text:style-name="T2">  </text:span><text:span text:style-name="T1">define an "effective communication distance" of approx. 150 microns. How can</text:span><text:line-break/><text:span text:style-name="T2">  </text:span><text:span text:style-name="T1">I interpret this value in the context of a real lung? The lung is structured</text:span><text:line-break/><text:span text:style-name="T2">  </text:span><text:span text:style-name="T1">into a network of different alveoli which are somewhat segregated from each</text:span><text:line-break/><text:span text:style-name="T2">  </text:span><text:span text:style-name="T1">other. In contrast, the present 2D model assumes that there is a direct path</text:span><text:line-break/><text:span text:style-name="T2">  </text:span><text:span text:style-name="T1">from every location to every other location. Moreover migratory efficacy could</text:span><text:line-break/><text:span text:style-name="T2">  </text:span><text:span text:style-name="T1">be substantially different in 2D than in 3D.</text:span><text:line-break/><text:line-break/><text:span text:style-name="T2">  </text:span><text:span text:style-name="T1">Either a more faithful representation of lung anatomy or an</text:span><text:line-break/><text:span text:style-name="T2">  </text:span><text:span text:style-name="T1">explanation why the current 2D representation is sufficient or at the very</text:span><text:line-break/><text:span text:style-name="T2">  </text:span><text:span text:style-name="T1">least some discussion on how this affects the results would be recommended.</text:span><text:line-break/><text:span text:style-name="T2">  </text:span><text:span text:style-name="T1">Some nice quantification of the alveoli network of the human lung is performed</text:span><text:line-break/><text:span text:style-name="T2">  </text:span><text:span text:style-name="T1">in </text:span><text:a xlink:type="simple" xlink:href="http://ajrccm.atsjournals.org/content/169/1/120.long" office:target-frame-name="_blank" xlink:show="new"><text:span text:style-name="T3">http://ajrccm.atsjournals.org/content/169/1/120.long</text:span></text:a><text:span text:style-name="T2"> </text:span><text:span text:style-name="T1">and perhaps it would</text:span><text:line-break/><text:span text:style-name="T2">  </text:span><text:span text:style-name="T1">be useful if the authors set their results in context with some of these</text:span><text:line-break/><text:span text:style-name="T2">  </text:span><text:span text:style-name="T1">numbers.</text:span><text:line-break/><text:line-break/><text:span text:style-name="T1">- In general it is difficult to assess what the main results and take-home</text:span><text:line-break/><text:span text:style-name="T2">  </text:span><text:span text:style-name="T1">messages of the paper are. The title indicates that some thresholds are</text:span><text:line-break/><text:span text:style-name="T2">  </text:span><text:span text:style-name="T1">identified but due to the above concerns I find it difficult to judge the</text:span><text:line-break/><text:span text:style-name="T2">  </text:span><text:span text:style-name="T1">relevance of these thresholds beyond their own model. Perhaps most likely</text:span><text:line-break/><text:span text:style-name="T2">  </text:span><text:span text:style-name="T1">these values could be interpreted in terms of their 2D cell monolayer</text:span><text:line-break/><text:span text:style-name="T2">  </text:span><text:span text:style-name="T1">experimental system. But as it stands it remains completely unclear who is</text:span><text:line-break/><text:span text:style-name="T2">  </text:span><text:span text:style-name="T1">going to use these values and for what. Apart from these values, the paper</text:span><text:line-break/><text:span text:style-name="T2">  </text:span><text:span text:style-name="T1">has little insight to offer and the discussion largely elaborates on how</text:span><text:line-break/><text:span text:style-name="T2">  </text:span><text:span text:style-name="T1">agent based models can describe some aspects of immune responses more</text:span><text:line-break/><text:span text:style-name="T2">  </text:span><text:span text:style-name="T1">realistically than ODE's. This is hardly a novel insight (see e.g. their</text:span><text:line-break/><text:span text:style-name="T2">  </text:span><text:span text:style-name="T1">own references to Beauchemin 2006 or Beltman et al 2007). Perhaps the most</text:span><text:line-break/><text:span text:style-name="T2">  </text:span><text:span text:style-name="T1">interesting conclusion from the study might be that T-cells alone cannot</text:span><text:line-break/><text:span text:style-name="T2">  </text:span><text:span text:style-name="T1">contain the infection, but even this might be more of an artifact of their</text:span><text:line-break/><text:soft-page-break/><text:span text:style-name="T2">  </text:span><text:span text:style-name="T1">system because the compartmentalized structure of the real lung would likely</text:span><text:line-break/><text:span text:style-name="T2">  </text:span><text:span text:style-name="T1">provide some additional barriers to the viral spread.</text:span><text:line-break/><text:line-break/><text:span text:style-name="T2">  </text:span><text:span text:style-name="T1">Perhaps some linking points might exist to several published modelling studies</text:span><text:line-break/><text:span text:style-name="T2">  </text:span><text:span text:style-name="T1">on the role of directed T-cell migration in other tissues, e.g. Riggs et al</text:span><text:line-break/><text:span text:style-name="T2">  </text:span><text:span text:style-name="T1">(J Theor Biol 250: 732-751) or Textor et al (PNAS 108: 2401-12406) or Vroomans</text:span><text:line-break/><text:span text:style-name="T2">  </text:span><text:span text:style-name="T1">et al (PLoS Comp Biol 8(11), 2012); it could be checked whether the authors</text:span><text:line-break/><text:span text:style-name="T2">  </text:span><text:span text:style-name="T1">might increase the usefulness of their work for the modelling audience by</text:span><text:line-break/><text:span text:style-name="T2">  </text:span><text:span text:style-name="T1">setting their results in context with these or other similar studies.</text:span><text:line-break/><text:line-break/><text:span text:style-name="T1">- Figure 3 indicates some serious problems with the model fit to the data, e.g.</text:span><text:line-break/><text:span text:style-name="T2">  </text:span><text:span text:style-name="T1">unrealistically sharp increases or decreases of chemokine concentrations at</text:span><text:line-break/><text:span text:style-name="T2">  </text:span><text:span text:style-name="T1">the beginning and/or the end of observation time. These issues are not dicussed</text:span><text:line-break/><text:span text:style-name="T2">  </text:span><text:span text:style-name="T1">anywhere as far as I can see.</text:span><text:line-break/><text:line-break/><text:line-break/><text:line-break/><text:span text:style-name="T1">Reviewer #5: Levin et al. present a spatial model to decribe T cell mediated clearance of influenza infection in the lung. They compare three different virus strains and suggest that the pandemic strain is not cleared because of a combination of a high viral production rate and an inefficient T cell search.</text:span><text:line-break/></text:p>
      <text:p text:style-name="P1"><text:line-break/><text:line-break/><text:span text:style-name="T1">Main comments</text:span><text:line-break/><text:line-break/><text:span text:style-name="T1">1. For some of the model parameters, especially with respect to T cell migration, the authors have made very unrealistic choices. First, the circulation parameters between blood/lymph nodes and within lung tissue are taken to be on the order of minutes. This is a heavy underestimate because it takes T cells 12-24 hours to travel through a lymph node. Not all T cells will first move through a lymph node before attempting to pass by the lung vasculature again, but still the average is likely to be in the order of hours rather than minutes. Second, allowing T cells to search only for 10 minutes within lung tissue seems very short. Two-photon imaging studies of T cells in infected tissues have not found such a fast turnover. This could be different for influenza, but if there are no experimental data for that I see no reason to make this assumption. Third, T cell speeds of 30 micron/sec are more than 100-fold larger than those observed in vivo (10 micron/min). Also a speed of 3</text:span><text:line-break/><text:span text:style-name="T1">micron/sec in chemotaxis mode (directed straight up the chemokine gradient), is also at least an order of magnitude too big. The authors write that they chose these parameters an order of magnitude bigger than lymph node speeds, but give no reason for doing that. It is thus questionable whether their results are biologically meaningful.</text:span><text:line-break/></text:p>
      <text:p text:style-name="P1"/>
      <text:p text:style-name="P1"><text:line-break/><text:span text:style-name="T1">2. I am not convinced of the conclusion that the T cell search is impeded by chemokines in large infections. Rather, it seems they have made the search process unrealistically efficient by using such high speeds. The videos indeed suggest that T cells very quickly find and kill the targets that they can recognize. The reason for lack of control for the pandemic strain seems rather to lie only in the assumption that targets continue to secrete viral particles for an hour during apopotosis. It is unclear how realistic that assumption is.</text:span><text:line-break/></text:p>
      <text:p text:style-name="P1"/>
      <text:p text:style-name="P1"><text:line-break/><text:span text:style-name="T1">3. The ODE model for chemokine production (extension of previously published</text:span><text:line-break/><text:span text:style-name="T1">model with chemokine equations) gives a poor fit to the data. First, the model exhibits temporal dynamics that seem absent from the data, so it is questionable whether it is a good model to estimate chemokine production rates. Second, the evidence for a delay in chemokine production is unclear. In most cases no delay is visible at all. Third, the fit to the virus data is not presented, but it is very relevant to see how good the fit is for that part of the data.</text:span><text:line-break/></text:p>
      <text:p text:style-name="P1"><text:soft-page-break/><text:span text:style-name="T1">4. It remains rather confusing what is exactly new in this manuscript compared to previous publications by the same authors. For the ODE model on chemokine production this is quite clear. However, for the CyCells model it is unclear how it is different from for example Banerjee et al. ICARIS (2011). Is it the same model but with a different parametrization, or are there large differences? The same is true for the ODE model presented in the supplement. It is stated that the model of Miao et al. (2010) is used but there are also similarities to Banerjee et al.(2011). The contribution of the current manuscript should be made clear and compared to the earlier work.</text:span><text:line-break/><text:line-break/><text:line-break/><text:span text:style-name="T1">Other comments</text:span><text:line-break/><text:line-break/><text:span text:style-name="T1">1. A <text:s/>test of whether the T cell search is impeded by chemokines would be to kill all simulated targets for the pH1N1 strain as soon as they become secreting. Given the already efficient killing by T cells in the current simulations, it seems likely that in that case still the infection will not be cleared.</text:span><text:line-break/></text:p>
      <text:p text:style-name="P1"><text:line-break/><text:span text:style-name="T1">2. p3, par 3, l1-2. It is stated that T cells have not been shown to climb chemokine gradients. However, it has been shown by the Germain group that T cells can in some circumstances perform chemotaxis towards dendritic cells. Moreover, several studies by the Cyster group have shown evidence for chemotaxis in B cells in certain conditions. As far as I know, the authors are correct that in the context of an infection T cell chemotaxis has not been demonstrated.</text:span><text:line-break/></text:p>
      <text:p text:style-name="P1"><text:line-break/><text:span text:style-name="T1">3. p4, par 3, l3. In the previous study various initial population sizes are used. Please include what was used in this study in Table 1 as well (and show it in the fit of the viral particles data).</text:span><text:line-break/></text:p>
      <text:p text:style-name="P1"><text:line-break/><text:span text:style-name="T1">4. p4, equations. It is unclear to me why the (t minus tau_1) appears twice in the I1 equation. Moreover, in the C equation, does 'I' represent 'I1 + I2'? This is not mentioned.</text:span><text:line-break/></text:p>
      <text:p text:style-name="P1"><text:line-break/><text:span text:style-name="T1">5. p5. Some assumptions regarding the computational model are unclear. How is the connection made between the vascular network and the lung tissue? Does each end point of the network end at a connected location in the lung tissue? Related to this, can T cells enter anywhere in the part of the tissue that is modeled? How do T cells select an end point to extravasate into the tissue? Do T cells approach the focus of infection from the outside or do they enter directly into it in the simulations? I can imagine that in the literature immunohistochemical data are available to show what happens in vivo, but the first option seems most likely.</text:span><text:line-break/></text:p>
      <text:p text:style-name="P1"><text:line-break/><text:span text:style-name="T1">6. p5. Are T cells modeled in a different layer, as are the chemokines?</text:span><text:line-break/></text:p>
      <text:p text:style-name="P1"><text:line-break/><text:span text:style-name="T1">7. p5, par 3, l5. 'Apoptotic cells secrete virus until 1 hours after transition'. Do they continue to secrete chemokine as well?</text:span><text:line-break/></text:p>
      <text:p text:style-name="P1"><text:line-break/><text:span text:style-name="T1">8. p6, last line. State that the data for the other chemo/cytokines are not shown.</text:span><text:line-break/></text:p>
      <text:p text:style-name="P1"><text:line-break/><text:span text:style-name="T1">9. p8, l1. 'its larger size diffuses' is no proper phrase.</text:span><text:line-break/></text:p>
      <text:p text:style-name="P1"><text:line-break/><text:span text:style-name="T1">10. p8, last lines. Apart from the number of viral particles that will still be produced during apoptosis, the infection probability as well as the viral decay rate will affect whether clearance occurs.</text:span><text:line-break/><text:line-break/></text:p>
      <text:p text:style-name="P1"><text:soft-page-break/><text:span text:style-name="T1">11. p9, l2-4. Rewrite sentence.</text:span><text:line-break/><text:line-break/></text:p>
      <text:p text:style-name="P1"><text:span text:style-name="T1">12. fig S2 is not referred to in main text.</text:span><text:line-break/><text:line-break/></text:p>
      <text:p text:style-name="P1"><text:span text:style-name="T1">13. legend fig 5. Which chemokine is shown?</text:span><text:line-break/><text:line-break/></text:p>
      <text:p text:style-name="P1"><text:span text:style-name="T1">14. add time to videos that is running along with the dynamics.</text:span><text:line-break/><text:line-break/></text:p>
      <text:p text:style-name="P1"><text:span text:style-name="T1">15. table 1 legend. Does 'taken from' mean it was fitted, or that it was just set?</text:span><text:line-break/><text:line-break/></text:p>
      <text:p text:style-name="P1"><text:span text:style-name="T1">16. Table 2. Some of the references are earlier modeling papers. This hardly counts as a reference for the parameter estimate.</text:span><text:line-break/><text:line-break/></text:p>
      <text:p text:style-name="P1"><text:span text:style-name="T1">17. Table 2. What is the radius R? And the size of T cells?</text:span><text:line-break/><text:line-break/></text:p>
      <text:p text:style-name="P1"><text:span text:style-name="T1">18. Table 2. Does 'age' mean the time after which T cells die?</text:span><text:line-break/><text:line-break/></text:p>
      <text:p text:style-name="P1"><text:span text:style-name="T1">19. Table 2. What motility coefficient does this speed result in? This is actually a more relevant parameter than the speed.</text:span><text:line-break/><text:line-break/></text:p>
      <text:p text:style-name="P1"><text:span text:style-name="T1">20. Table 2 legend l6. Does this imply an exponential distribution of the time to induce apoptosis?</text:span><text:line-break/><text:line-break/></text:p>
      <text:p text:style-name="P1"><text:span text:style-name="T1">21. video S3 legend. Which chemokine is shown?</text:span><text:line-break/><text:line-break/></text:p>
      <text:p text:style-name="P1"><text:span text:style-name="T1">22. Table 3 legend. It is unclear what was bootstrapped here, please give more details.</text:span><text:line-break/><text:line-break/></text:p>
      <text:p text:style-name="P1"><text:span text:style-name="T1">23. Fig 3. Why are there no error bars? It was stated that the experiments were performed in triplicate of quadruplicate.</text:span><text:line-break/><text:line-break/></text:p>
      <text:p text:style-name="P1"><text:span text:style-name="T1">24. pS1 equations. Why is gamma(t) here different from day 5 instead of from day 3 as in main text?</text:span><text:line-break/><text:line-break/><text:span text:style-name="T1">25. pS2 par 2. I don't understand why the assumption is made that entry into the tissue is proportional to the areas relative to the whole lung area. This will result in only a very small fraction of T cells entering into the lung tissue, and it seems consistent with random entry, not with chemokine-mediated entry. It would be helpful if a plot of the number of T cells in circulation and in lung tissue over time is provided.</text:span><text:line-break/><text:line-break/></text:p>
      <text:p text:style-name="P1"><text:span text:style-name="T1">26. pS2, par 3, l3. It is unclear why the authors write 'after walking randomly for that time'. Within the chemokine expressing region the cells should be performing chemotaxis, at least if I have understood the assumptions correctly.</text:span><text:line-break/><text:soft-page-break/><text:span text:style-name="T1">27. pS2, par 3, last line. Show a fit of the ODE model to the mentioned data. In these published data about 50000 T cells were present in the lung at the peak of infection. How does this compare to the ODE model used here?</text:span><text:line-break/><text:line-break/></text:p>
      <text:p text:style-name="P1"><text:span text:style-name="T1">28. pS2, par 3, last line. In Banerjee et al. (2011), a similar (or the same) approach resulted in 864 cells per hour. What are the differences between the approaches?</text:span><text:line-break/><text:line-break/></text:p>
      <text:p text:style-name="P1"><text:span text:style-name="T1">29. pS3, par 2, l4-6. A cell does not 'want to remove molecular concentration'. Moreover, it seems strange to remove concentration from neighboring squares, why is this done?</text:span><text:line-break/><text:line-break/></text:p>
      <text:p text:style-name="P1"><text:span text:style-name="T1">30. pS3, par 4, l4. Does a molecular grid of 50 micron imply that the grid size is the same as for the target cells? And what about the T cell grid (if it exists).</text:span><text:line-break/><text:line-break/></text:p>
      <text:p text:style-name="P1"><text:span text:style-name="T1">31. pS3, par 4, l5. A time step of 10 seconds implies that at the large speeds used T cells may easily miss targets because they make steps of 300 micron. How is this taken into account?</text:span><text:line-break/><text:line-break/></text:p>
      <text:p text:style-name="P1"><text:span text:style-name="T1">32. pS4, l1. 'oracle cell' is not a clear term.</text:span><text:line-break/><text:line-break/></text:p>
      <text:p text:style-name="P1"><text:span text:style-name="T1">33. pS4, par 3. This way of implementing chemotaxis seems too strong (apart from the large value). It would make more sense to define a component of random migration and add a chemotactic component that biases migration.</text:span><text:line-break/><text:line-break/></text:p>
      <text:p text:style-name="P1"><text:span text:style-name="T1">34. pS4 and S5. References to supplementary figures are undefined (they appear as question marks).</text:span><text:line-break/><text:line-break/></text:p>
      <text:p text:style-name="P1"><text:span text:style-name="T1">35. pS4 par 6 l1. The growth rate transition at day 3 is hardly visible, only for sH1N1 something seems to happen. This suggests that this parameter is underestimated, or it would mean antibodies have no role in infection clearance. However, that would oppose experimental evidence.</text:span><text:line-break/><text:line-break/></text:p>
      <text:p text:style-name="P1"><text:span text:style-name="T1">36. pS5 par 3. Does this imply that only one chemokine grid is modeled, and that the chemokines do not diffuse independen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rew Levin</meta:initial-creator>
    <meta:creation-date>2013-04-11T12:28:02</meta:creation-date>
    <meta:document-statistic meta:table-count="0" meta:image-count="0" meta:object-count="0" meta:page-count="6" meta:paragraph-count="43" meta:word-count="2907" meta:character-count="16930"/>
    <dc:date>2013-04-11T12:31:57</dc:date>
    <dc:creator>Drew Levin</dc:creator>
    <meta:editing-duration>PT00H03M56S</meta:editing-duration>
    <meta:editing-cycles>1</meta:editing-cycles>
    <meta:generator>OpenOffice.org/3.2$Unix OpenOffice.org_project/320m12$Build-9483</meta:generator>
  </office:meta>
</office:document-meta>
</file>